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background-color="#ffffff"/>
    </style:style>
    <style:style style:name="T1" style:family="text">
      <style:text-properties officeooo:rsid="001bdd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unique string is </text:span>lqvbmwvhivoyvrivvajhpbagwvygsg <text:span text:style-name="T1">which is 30 characters lo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09:55:34.511497591</meta:creation-date>
    <dc:date>2020-08-18T16:26:55.748231563</dc:date>
    <meta:editing-duration>PT1M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0" meta:character-count="80" meta:non-whitespace-character-count="71"/>
  </office:meta>
</office:document-meta>
</file>